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1.8193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5693in"/>
    </style:style>
    <style:style style:name="co6" style:family="table-column">
      <style:table-column-properties fo:break-before="auto" style:column-width="2.6138in"/>
    </style:style>
    <style:style style:name="co7" style:family="table-column">
      <style:table-column-properties fo:break-before="auto" style:column-width="2.1134in"/>
    </style:style>
    <style:style style:name="co8" style:family="table-column">
      <style:table-column-properties fo:break-before="auto" style:column-width="1.0575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7217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>
            <text:p>in BOM</text:p>
          </table:table-cell>
          <table:table-cell office:value-type="string">
            <text:p>problems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descr</text:p>
          </table:table-cell>
        </table:table-row>
        <table:table-row table:style-name="ro2"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 office:value-type="string">
            <text:p>Footprint?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2</text:p>
          </table:table-cell>
          <table:table-cell office:value-type="string">
            <text:p>1X02</text:p>
          </table:table-cell>
          <table:table-cell office:value-type="string">
            <text:p>BAT</text:p>
          </table:table-cell>
          <table:table-cell office:value-type="string">
            <text:p>PIN HEADER</text:p>
          </table:table-cell>
          <table:table-cell table:style-name="ce1" office:value-type="string">
            <text:p>455-1749-6-ND</text:p>
          </table:table-cell>
          <table:table-cell office:value-type="string">
            <text:p>JST</text:p>
          </table:table-cell>
          <table:table-cell office:value-type="string">
            <text:p>S2B-PH-SM4-TB(LF)(SN)</text:p>
          </table:table-cell>
          <table:table-cell table:number-columns-repeated="2"/>
          <table:table-cell office:value-type="string">
            <text:p>CONN HEADER PH SIDE 2POS 2MM SMD</text:p>
          </table:table-cell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JP1</text:p>
          </table:table-cell>
          <table:table-cell office:value-type="string">
            <text:p>PIN HEADER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NHD-1X6</text:p>
          </table:table-cell>
          <table:table-cell office:value-type="string">
            <text:p>1X06</text:p>
          </table:table-cell>
          <table:table-cell office:value-type="string">
            <text:p>UART</text:p>
          </table:table-cell>
          <table:table-cell office:value-type="string">
            <text:p>PIN HEADER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NHD-2X5</text:p>
          </table:table-cell>
          <table:table-cell office:value-type="string">
            <text:p>2X05</text:p>
          </table:table-cell>
          <table:table-cell office:value-type="string">
            <text:p>JTAG</text:p>
          </table:table-cell>
          <table:table-cell office:value-type="string">
            <text:p>PIN HEADER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INHD-2X8</text:p>
          </table:table-cell>
          <table:table-cell office:value-type="string">
            <text:p>2X08</text:p>
          </table:table-cell>
          <table:table-cell office:value-type="string">
            <text:p>JP4</text:p>
          </table:table-cell>
          <table:table-cell office:value-type="string">
            <text:p>PIN HEA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L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8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2_NC, R3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 office:value-type="string">
            <text:p>1/8w ok?</text:p>
          </table:table-cell>
          <table:table-cell office:value-type="float" office:value="2">
            <text:p>2</text:p>
          </table:table-cell>
          <table:table-cell office:value-type="string">
            <text:p>0R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12, R14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 office:value-type="string">
            <text:p>qty min 10</text:p>
          </table:table-cell>
          <table:table-cell office:value-type="float" office:value="1">
            <text:p>1</text:p>
          </table:table-cell>
          <table:table-cell office:value-type="string">
            <text:p>1.87k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2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 office:value-type="string">
            <text:p>qty min 10</text:p>
          </table:table-cell>
          <table:table-cell office:value-type="float" office:value="4">
            <text:p>4</text:p>
          </table:table-cell>
          <table:table-cell office:value-type="string">
            <text:p>100k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1, R11, R15, R18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9">
            <text:p>9</text:p>
          </table:table-cell>
          <table:table-cell office:value-type="string">
            <text:p>100nF</text:p>
          </table:table-cell>
          <table:table-cell office:value-type="string">
            <text:p>C-EUC0402</text:p>
          </table:table-cell>
          <table:table-cell office:value-type="string">
            <text:p>C0402</text:p>
          </table:table-cell>
          <table:table-cell office:value-type="string">
            <text:p>C2, C3, C4, C5, C8, C9, C14, C30, C31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13, R16, R17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C-EUC0402</text:p>
          </table:table-cell>
          <table:table-cell office:value-type="string">
            <text:p>C0402</text:p>
          </table:table-cell>
          <table:table-cell office:value-type="string">
            <text:p>C25, C26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23, C24, C27, C28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2nH</text:p>
          </table:table-cell>
          <table:table-cell office:value-type="string">
            <text:p>L_0402</text:p>
          </table:table-cell>
          <table:table-cell office:value-type="string">
            <text:p>C0402</text:p>
          </table:table-cell>
          <table:table-cell office:value-type="string">
            <text:p>U$9</text:p>
          </table:table-cell>
          <table:table-cell table:number-columns-repeated="7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18nH</text:p>
          </table:table-cell>
          <table:table-cell office:value-type="string">
            <text:p>L_0402</text:p>
          </table:table-cell>
          <table:table-cell office:value-type="string">
            <text:p>C0402</text:p>
          </table:table-cell>
          <table:table-cell office:value-type="string">
            <text:p>U$4, U$5, U$6, U$7, U$8</text:p>
          </table:table-cell>
          <table:table-cell table:number-columns-repeated="7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8pF</text:p>
          </table:table-cell>
          <table:table-cell office:value-type="string">
            <text:p>C-EUC0402</text:p>
          </table:table-cell>
          <table:table-cell office:value-type="string">
            <text:p>C0402</text:p>
          </table:table-cell>
          <table:table-cell office:value-type="string">
            <text:p>C10, C11, C12, C13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pF</text:p>
          </table:table-cell>
          <table:table-cell office:value-type="string">
            <text:p>C-EUC0402</text:p>
          </table:table-cell>
          <table:table-cell office:value-type="string">
            <text:p>C0402</text:p>
          </table:table-cell>
          <table:table-cell office:value-type="string">
            <text:p>C22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µF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C1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2.05M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4, R5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.2µ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29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22µF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C6, C7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24AA01SN</text:p>
          </table:table-cell>
          <table:table-cell office:value-type="string">
            <text:p>SO-08</text:p>
          </table:table-cell>
          <table:table-cell office:value-type="string">
            <text:p>IC3</text:p>
          </table:table-cell>
          <table:table-cell office:value-type="string">
            <text:p>Serial EEPROM</text:p>
          </table:table-cell>
          <table:table-cell/>
          <table:table-cell office:value-type="string">
            <text:p>MICROCHIP</text:p>
          </table:table-cell>
          <table:table-cell office:value-type="string">
            <text:p>24AA01/SN</text:p>
          </table:table-cell>
          <table:table-cell office:value-type="float" office:value="1331268">
            <text:p>1331268</text:p>
          </table:table-cell>
          <table:table-cell office:value-type="string">
            <text:p>89C9792</text:p>
          </table:table-cell>
          <table:table-cell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9, R10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7">
            <text:p>7</text:p>
          </table:table-cell>
          <table:table-cell office:value-type="string">
            <text:p>3.6pF</text:p>
          </table:table-cell>
          <table:table-cell office:value-type="string">
            <text:p>C-EUC0402</text:p>
          </table:table-cell>
          <table:table-cell office:value-type="string">
            <text:p>C0402</text:p>
          </table:table-cell>
          <table:table-cell office:value-type="string">
            <text:p>C15, C16, C17, C18, C19, C20, C21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.7µF</text:p>
          </table:table-cell>
          <table:table-cell office:value-type="string">
            <text:p>C-EUC0402</text:p>
          </table:table-cell>
          <table:table-cell office:value-type="string">
            <text:p>C0402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.7µH</text:p>
          </table:table-cell>
          <table:table-cell office:value-type="string">
            <text:p>L-EUL1812</text:p>
          </table:table-cell>
          <table:table-cell office:value-type="string">
            <text:p>L1812</text:p>
          </table:table-cell>
          <table:table-cell office:value-type="string">
            <text:p>L2, L3</text:p>
          </table:table-cell>
          <table:table-cell office:value-type="string">
            <text:p>INDUC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7pF</text:p>
          </table:table-cell>
          <table:table-cell office:value-type="string">
            <text:p>C-EUC0402</text:p>
          </table:table-cell>
          <table:table-cell office:value-type="string">
            <text:p>C0402</text:p>
          </table:table-cell>
          <table:table-cell office:value-type="string">
            <text:p>C33, C34</text:p>
          </table:table-cell>
          <table:table-cell office:value-type="string">
            <text:p>CAPACI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.8µH</text:p>
          </table:table-cell>
          <table:table-cell office:value-type="string">
            <text:p>L-EUL2012C</text:p>
          </table:table-cell>
          <table:table-cell office:value-type="string">
            <text:p>L2012C</text:p>
          </table:table-cell>
          <table:table-cell office:value-type="string">
            <text:p>L1</text:p>
          </table:table-cell>
          <table:table-cell office:value-type="string">
            <text:p>INDUCTOR, European symbol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49k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6, R7</text:p>
          </table:table-cell>
          <table:table-cell office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BC857ALT1SMD</text:p>
          </table:table-cell>
          <table:table-cell office:value-type="string">
            <text:p>SOT23-BEC</text:p>
          </table:table-cell>
          <table:table-cell office:value-type="string">
            <text:p>Q2</text:p>
          </table:table-cell>
          <table:table-cell office:value-type="string">
            <text:p>PNP Transistror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CC1310</text:p>
          </table:table-cell>
          <table:table-cell office:value-type="string">
            <text:p>S-PVQFN-N48</text:p>
          </table:table-cell>
          <table:table-cell office:value-type="string">
            <text:p>U$1</text:p>
          </table:table-cell>
          <table:table-cell table:number-columns-repeated="7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FT230XS</text:p>
          </table:table-cell>
          <table:table-cell office:value-type="string">
            <text:p>SSOP16</text:p>
          </table:table-cell>
          <table:table-cell office:value-type="string">
            <text:p>IC1</text:p>
          </table:table-cell>
          <table:table-cell office:value-type="string">
            <text:p>USB to BASIC UART IC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SEM31G</text:p>
          </table:table-cell>
          <table:table-cell office:value-type="string">
            <text:p>U$13</text:p>
          </table:table-cell>
          <table:table-cell table:number-columns-repeated="7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LTC3554</text:p>
          </table:table-cell>
          <table:table-cell office:value-type="string">
            <text:p>QFN-20-3X3</text:p>
          </table:table-cell>
          <table:table-cell office:value-type="string">
            <text:p>U$11</text:p>
          </table:table-cell>
          <table:table-cell table:number-columns-repeated="7"/>
        </table:table-row>
        <table:table-row table:style-name="ro1">
          <table:table-cell office:value-type="string">
            <text:p>y/y</text:p>
          </table:table-cell>
          <table:table-cell office:value-type="string">
            <text:p>anderes package für 32khz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X5032G</text:p>
          </table:table-cell>
          <table:table-cell office:value-type="string">
            <text:p>NX5032G*</text:p>
          </table:table-cell>
          <table:table-cell office:value-type="string">
            <text:p>U$2, U$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string">
            <text:p>PASSER-07</text:p>
          </table:table-cell>
          <table:table-cell office:value-type="string">
            <text:p>PASSER_07MM</text:p>
          </table:table-cell>
          <table:table-cell office:value-type="string">
            <text:p>X1, X2, X3</text:p>
          </table:table-cell>
          <table:table-cell office:value-type="string">
            <text:p>Fiducial Marke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string">
            <text:p>SAINSMART_2.4_TFT</text:p>
          </table:table-cell>
          <table:table-cell office:value-type="string">
            <text:p>U$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string">
            <text:p>SMA_CONNECTORTHT</text:p>
          </table:table-cell>
          <table:table-cell office:value-type="string">
            <text:p>SMA_CON_THT</text:p>
          </table:table-cell>
          <table:table-cell office:value-type="string">
            <text:p>U$10</text:p>
          </table:table-cell>
          <table:table-cell office:value-type="string">
            <text:p>SMA CONNECTOR</text:p>
          </table:table-cell>
          <table:table-cell table:number-columns-repeated="6"/>
        </table:table-row>
        <table:table-row table:style-name="ro2"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USB-MICRO</text:p>
          </table:table-cell>
          <table:table-cell office:value-type="string">
            <text:p>USB-MICRO-10103594</text:p>
          </table:table-cell>
          <table:table-cell office:value-type="string">
            <text:p>J1</text:p>
          </table:table-cell>
          <table:table-cell office:value-type="string">
            <text:p>USB Connectors</text:p>
          </table:table-cell>
          <table:table-cell office:value-type="string">
            <text:p>609-4050-6-ND</text:p>
          </table:table-cell>
          <table:table-cell table:number-columns-repeated="5"/>
        </table:table-row>
        <table:table-row table:style-name="ro2" table:number-rows-repeated="1048533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8:13:49</dc:date>
    <dc:creator>Stefan Kiese</dc:creator>
    <meta:generator>LibreOffice/3.5$Linux_X86_64 LibreOffice_project/350m1$Build-2</meta:generator>
    <meta:editing-duration>P5DT31M8S</meta:editing-duration>
    <meta:editing-cycles>26</meta:editing-cycles>
    <meta:document-statistic meta:table-count="1" meta:cell-count="297" meta:object-count="0"/>
  </office:meta>
</office:document-meta>
</file>